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75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149.19pt"/>
    </style:style>
    <style:style style:name="co4" style:family="table-column">
      <style:table-column-properties fo:break-before="auto" style:column-width="201.8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26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22"/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/>
      <table:table table:name="Коефициенти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1" table:default-cell-style-name="Default"/>
        <table:table-column table:style-name="co6" table:number-columns-repeated="987" table:default-cell-style-name="Default"/>
        <table:table-row table:style-name="ro1">
          <table:table-cell office:value-type="string" calcext:value-type="string">
            <text:p>Lucky Six при сфера с 90 топки от която се теглят 35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рябва да бъдат познати поне 6 топ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грачът избира първоначално от 6 до 10 чис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шеста топка в талон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ой цветове с 6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office:value-type="float" office:value="0.388282426" calcext:value-type="float">
            <text:p>0.388282426</text:p>
          </table:table-cell>
          <table:table-cell office:value-type="float" office:value="0.46955682" calcext:value-type="float">
            <text:p>0.46955682</text:p>
          </table:table-cell>
          <table:table-cell office:value-type="float" office:value="0.132476999" calcext:value-type="float">
            <text:p>0.132476999</text:p>
          </table:table-cell>
          <table:table-cell office:value-type="float" office:value="0.00954989" calcext:value-type="float">
            <text:p>0.00954989</text:p>
          </table:table-cell>
          <table:table-cell office:value-type="float" office:value="0.000133716" calcext:value-type="float">
            <text:p>0.000133716</text:p>
          </table:table-cell>
          <table:table-cell office:value-type="float" office:value="0.000000149" calcext:value-type="float">
            <text:p>0.00000014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2.35" calcext:value-type="float">
            <text:p>2.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6" table:formula="of:= 100 * [.G10] * [.G11]" office:value-type="float" office:value="91.24637011" calcext:value-type="float">
            <text:p>91.25</text:p>
          </table:table-cell>
          <table:table-cell table:style-name="ce6" table:formula="of:= 100 * [.H10] * [.H11]" office:value-type="float" office:value="93.911364" calcext:value-type="float">
            <text:p>93.91</text:p>
          </table:table-cell>
          <table:table-cell table:style-name="ce6" table:formula="of:= 100 * [.I10] * [.I11]" office:value-type="float" office:value="92.7338993" calcext:value-type="float">
            <text:p>92.73</text:p>
          </table:table-cell>
          <table:table-cell table:style-name="ce6" table:formula="of:= 100 * SUM([.J10:.Q10]) * [.J11]" office:value-type="float" office:value="91.9956725" calcext:value-type="float">
            <text:p>92.00</text:p>
          </table:table-cell>
          <table:table-cell table:style-name="ce6" table:number-columns-repeated="7"/>
          <table:table-cell table:number-columns-repeated="1007"/>
        </table:table-row>
        <table:table-row table:style-name="ro1">
          <table:table-cell table:number-columns-repeated="6"/>
          <table:table-cell table:style-name="ce6" table:number-columns-repeated="11"/>
          <table:table-cell table:number-columns-repeated="1007"/>
        </table:table-row>
        <table:table-row table:style-name="ro1">
          <table:table-cell office:value-type="string" calcext:value-type="string">
            <text:p>Брой цветове с 7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table:formula="of:= 844121849 / 1000000000" office:value-type="float" office:value="0.844121849" calcext:value-type="float">
            <text:p>0.844121849</text:p>
          </table:table-cell>
          <table:table-cell table:formula="of:= 151064647 / 1000000000" office:value-type="float" office:value="0.151064647" calcext:value-type="float">
            <text:p>0.151064647</text:p>
          </table:table-cell>
          <table:table-cell table:formula="of:= 4790718 / 1000000000" office:value-type="float" office:value="0.004790718" calcext:value-type="float">
            <text:p>0.004790718</text:p>
          </table:table-cell>
          <table:table-cell table:formula="of:= 22779 / 1000000000" office:value-type="float" office:value="0.000022779" calcext:value-type="float">
            <text:p>0.000022779</text:p>
          </table:table-cell>
          <table:table-cell table:formula="of:= 7 / 1000000000" office:value-type="float" office:value="0.000000007" calcext:value-type="float">
            <text:p>0.000000007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1.1" calcext:value-type="float">
            <text:p>1.1</text:p>
          </table:table-cell>
          <table:table-cell office:value-type="float" office:value="6.1" calcext:value-type="float">
            <text:p>6.1</text:p>
          </table:table-cell>
          <table:table-cell office:value-type="float" office:value="190.1" calcext:value-type="float">
            <text:p>190.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6" table:formula="of:= 100 * [.G15] * [.G16]" office:value-type="float" office:value="92.85340339" calcext:value-type="float">
            <text:p>92.85</text:p>
          </table:table-cell>
          <table:table-cell table:style-name="ce6" table:formula="of:= 100 * [.H15] * [.H16]" office:value-type="float" office:value="92.14943467" calcext:value-type="float">
            <text:p>92.15</text:p>
          </table:table-cell>
          <table:table-cell table:formula="of:= 100 * SUM([.I15:.Q15]) * [.I16]" office:value-type="float" office:value="91.50471104" calcext:value-type="float">
            <text:p>91.50471104</text:p>
          </table:table-cell>
          <table:table-cell table:style-name="ce6" table:number-columns-repeated="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Брой топки за познаване</text:p>
          </table:table-cell>
          <table:table-cell table:style-name="ce1" office:value-type="string" calcext:value-type="string">
            <text:p>Залог за комбинация</text:p>
          </table:table-cell>
          <table:table-cell table:style-name="ce1" office:value-type="string" calcext:value-type="string">
            <text:p>Комбинации</text:p>
          </table:table-cell>
          <table:table-cell table:style-name="ce1" office:value-type="string" calcext:value-type="string">
            <text:p>Минимален общ залог</text:p>
          </table:table-cell>
          <table:table-cell table:style-name="ce1" office:value-type="string" calcext:value-type="string">
            <text:p>Обща вероятност за печалба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6</text:p>
          </table:table-cell>
          <table:table-cell table:style-name="ce3" table:formula="of:= [.D20] / [.C20]" office:value-type="float" office:value="1" calcext:value-type="float">
            <text:p>1.00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1 - [.G20]" office:value-type="float" office:value="0.00260389999999999" calcext:value-type="float">
            <text:p>0.0026039</text:p>
          </table:table-cell>
          <table:table-cell table:style-name="ce5" office:value-type="string" calcext:value-type="string">
            <text:p>Вероятност</text:p>
          </table:table-cell>
          <table:table-cell table:formula="of:= 99739610 / 100000000" office:value-type="float" office:value="0.9973961" calcext:value-type="float">
            <text:p>0.9973961</text:p>
          </table:table-cell>
          <table:table-cell table:formula="of:= 1 / 10000000000" office:value-type="float" office:value="0.0000000001" calcext:value-type="float">
            <text:p>1E-10</text:p>
          </table:table-cell>
          <table:table-cell table:formula="of:= 1 / 100000000" office:value-type="float" office:value="0.00000001" calcext:value-type="float">
            <text:p>0.00000001</text:p>
          </table:table-cell>
          <table:table-cell table:formula="of:= 5 / 100000000" office:value-type="float" office:value="0.00000005" calcext:value-type="float">
            <text:p>0.00000005</text:p>
          </table:table-cell>
          <table:table-cell table:formula="of:= 11 / 100000000" office:value-type="float" office:value="0.00000011" calcext:value-type="float">
            <text:p>0.00000011</text:p>
          </table:table-cell>
          <table:table-cell table:formula="of:= 17 / 100000000" office:value-type="float" office:value="0.00000017" calcext:value-type="float">
            <text:p>0.00000017</text:p>
          </table:table-cell>
          <table:table-cell table:formula="of:= 47 / 100000000" office:value-type="float" office:value="0.00000047" calcext:value-type="float">
            <text:p>0.00000047</text:p>
          </table:table-cell>
          <table:table-cell table:formula="of:= 66 / 100000000" office:value-type="float" office:value="0.00000066" calcext:value-type="float">
            <text:p>0.00000066</text:p>
          </table:table-cell>
          <table:table-cell table:formula="of:= 125 / 100000000" office:value-type="float" office:value="0.00000125" calcext:value-type="float">
            <text:p>0.00000125</text:p>
          </table:table-cell>
          <table:table-cell table:formula="of:= 201 / 100000000" office:value-type="float" office:value="0.00000201" calcext:value-type="float">
            <text:p>0.00000201</text:p>
          </table:table-cell>
          <table:table-cell table:formula="of:= 354 / 100000000" office:value-type="float" office:value="0.00000354" calcext:value-type="float">
            <text:p>0.00000354</text:p>
          </table:table-cell>
          <table:table-cell table:formula="of:= 484 / 100000000" office:value-type="float" office:value="0.00000484" calcext:value-type="float">
            <text:p>0.00000484</text:p>
          </table:table-cell>
          <table:table-cell table:formula="of:= 665 / 100000000" office:value-type="float" office:value="0.00000665" calcext:value-type="float">
            <text:p>0.00000665</text:p>
          </table:table-cell>
          <table:table-cell table:formula="of:= 1054 / 100000000" office:value-type="float" office:value="0.00001054" calcext:value-type="float">
            <text:p>0.00001054</text:p>
          </table:table-cell>
          <table:table-cell table:formula="of:= 1383 / 100000000" office:value-type="float" office:value="0.00001383" calcext:value-type="float">
            <text:p>0.00001383</text:p>
          </table:table-cell>
          <table:table-cell table:formula="of:= 1803 / 100000000" office:value-type="float" office:value="0.00001803" calcext:value-type="float">
            <text:p>0.00001803</text:p>
          </table:table-cell>
          <table:table-cell table:formula="of:= 2384 / 100000000" office:value-type="float" office:value="0.00002384" calcext:value-type="float">
            <text:p>0.00002384</text:p>
          </table:table-cell>
          <table:table-cell table:formula="of:= 3240 / 100000000" office:value-type="float" office:value="0.0000324" calcext:value-type="float">
            <text:p>0.0000324</text:p>
          </table:table-cell>
          <table:table-cell table:formula="of:= 4165 / 100000000" office:value-type="float" office:value="0.00004165" calcext:value-type="float">
            <text:p>0.00004165</text:p>
          </table:table-cell>
          <table:table-cell table:formula="of:= 5474 / 100000000" office:value-type="float" office:value="0.00005474" calcext:value-type="float">
            <text:p>0.00005474</text:p>
          </table:table-cell>
          <table:table-cell table:formula="of:= 6741 / 100000000" office:value-type="float" office:value="0.00006741" calcext:value-type="float">
            <text:p>0.00006741</text:p>
          </table:table-cell>
          <table:table-cell table:formula="of:= 8447 / 100000000" office:value-type="float" office:value="0.00008447" calcext:value-type="float">
            <text:p>0.00008447</text:p>
          </table:table-cell>
          <table:table-cell table:formula="of:= 10440 / 100000000" office:value-type="float" office:value="0.0001044" calcext:value-type="float">
            <text:p>0.0001044</text:p>
          </table:table-cell>
          <table:table-cell table:formula="of:= 12999 / 100000000" office:value-type="float" office:value="0.00012999" calcext:value-type="float">
            <text:p>0.00012999</text:p>
          </table:table-cell>
          <table:table-cell table:formula="of:= 15695 / 100000000" office:value-type="float" office:value="0.00015695" calcext:value-type="float">
            <text:p>0.00015695</text:p>
          </table:table-cell>
          <table:table-cell table:formula="of:= 19220 / 100000000" office:value-type="float" office:value="0.0001922" calcext:value-type="float">
            <text:p>0.0001922</text:p>
          </table:table-cell>
          <table:table-cell table:formula="of:= 22785 / 100000000" office:value-type="float" office:value="0.00022785" calcext:value-type="float">
            <text:p>0.00022785</text:p>
          </table:table-cell>
          <table:table-cell table:formula="of:= 27340 / 100000000" office:value-type="float" office:value="0.0002734" calcext:value-type="float">
            <text:p>0.0002734</text:p>
          </table:table-cell>
          <table:table-cell table:formula="of:= 32564 / 100000000" office:value-type="float" office:value="0.00032564" calcext:value-type="float">
            <text:p>0.00032564</text:p>
          </table:table-cell>
          <table:table-cell table:formula="of:= 38066 / 100000000" office:value-type="float" office:value="0.00038066" calcext:value-type="float">
            <text:p>0.00038066</text:p>
          </table:table-cell>
          <table:table-cell table:formula="of:= 44614 / 100000000" office:value-type="float" office:value="0.00044614" calcext:value-type="float">
            <text:p>0.00044614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7</text:p>
          </table:table-cell>
          <table:table-cell table:style-name="ce3" table:formula="of:= [.D21] / [.C21]" office:value-type="float" office:value="0.142857142857143" calcext:value-type="float">
            <text:p>0.14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 1 - [.G21]" office:value-type="float" office:value="0.01283854" calcext:value-type="float">
            <text:p>0.01283854</text:p>
          </table:table-cell>
          <table:table-cell table:style-name="ce5" office:value-type="string" calcext:value-type="string">
            <text:p>Вероятност</text:p>
          </table:table-cell>
          <table:table-cell table:formula="of:= 98716146 / 100000000" office:value-type="float" office:value="0.98716146" calcext:value-type="float">
            <text:p>0.98716146</text:p>
          </table:table-cell>
          <table:table-cell table:formula="of:= 1 / 1000000000" office:value-type="float" office:value="0.000000001" calcext:value-type="float">
            <text:p>0.000000001</text:p>
          </table:table-cell>
          <table:table-cell table:formula="of:= 8 / 100000000" office:value-type="float" office:value="0.00000008" calcext:value-type="float">
            <text:p>0.00000008</text:p>
          </table:table-cell>
          <table:table-cell table:formula="of:= 24 / 100000000" office:value-type="float" office:value="0.00000024" calcext:value-type="float">
            <text:p>0.00000024</text:p>
          </table:table-cell>
          <table:table-cell table:formula="of:= 76 / 100000000" office:value-type="float" office:value="0.00000076" calcext:value-type="float">
            <text:p>0.00000076</text:p>
          </table:table-cell>
          <table:table-cell table:formula="of:= 132 / 100000000" office:value-type="float" office:value="0.00000132" calcext:value-type="float">
            <text:p>0.00000132</text:p>
          </table:table-cell>
          <table:table-cell table:formula="of:= 279 / 100000000" office:value-type="float" office:value="0.00000279" calcext:value-type="float">
            <text:p>0.00000279</text:p>
          </table:table-cell>
          <table:table-cell table:formula="of:= 465 / 100000000" office:value-type="float" office:value="0.00000465" calcext:value-type="float">
            <text:p>0.00000465</text:p>
          </table:table-cell>
          <table:table-cell table:formula="of:= 902 / 100000000" office:value-type="float" office:value="0.00000902" calcext:value-type="float">
            <text:p>0.00000902</text:p>
          </table:table-cell>
          <table:table-cell table:formula="of:= 1467 / 100000000" office:value-type="float" office:value="0.00001467" calcext:value-type="float">
            <text:p>0.00001467</text:p>
          </table:table-cell>
          <table:table-cell table:formula="of:= 2211 / 100000000" office:value-type="float" office:value="0.00002211" calcext:value-type="float">
            <text:p>0.00002211</text:p>
          </table:table-cell>
          <table:table-cell table:formula="of:= 3337 / 100000000" office:value-type="float" office:value="0.00003337" calcext:value-type="float">
            <text:p>0.00003337</text:p>
          </table:table-cell>
          <table:table-cell table:formula="of:= 5003 / 100000000" office:value-type="float" office:value="0.00005003" calcext:value-type="float">
            <text:p>0.00005003</text:p>
          </table:table-cell>
          <table:table-cell table:formula="of:= 6969 / 100000000" office:value-type="float" office:value="0.00006969" calcext:value-type="float">
            <text:p>0.00006969</text:p>
          </table:table-cell>
          <table:table-cell table:formula="of:= 9599 / 100000000" office:value-type="float" office:value="0.00009599" calcext:value-type="float">
            <text:p>0.00009599</text:p>
          </table:table-cell>
          <table:table-cell table:formula="of:= 13059 / 100000000" office:value-type="float" office:value="0.00013059" calcext:value-type="float">
            <text:p>0.00013059</text:p>
          </table:table-cell>
          <table:table-cell table:formula="of:= 17663 / 100000000" office:value-type="float" office:value="0.00017663" calcext:value-type="float">
            <text:p>0.00017663</text:p>
          </table:table-cell>
          <table:table-cell table:formula="of:= 22752 / 100000000" office:value-type="float" office:value="0.00022752" calcext:value-type="float">
            <text:p>0.00022752</text:p>
          </table:table-cell>
          <table:table-cell table:formula="of:= 29516 / 100000000" office:value-type="float" office:value="0.00029516" calcext:value-type="float">
            <text:p>0.00029516</text:p>
          </table:table-cell>
          <table:table-cell table:formula="of:= 37725 / 100000000" office:value-type="float" office:value="0.00037725" calcext:value-type="float">
            <text:p>0.00037725</text:p>
          </table:table-cell>
          <table:table-cell table:formula="of:= 47583 / 100000000" office:value-type="float" office:value="0.00047583" calcext:value-type="float">
            <text:p>0.00047583</text:p>
          </table:table-cell>
          <table:table-cell table:formula="of:= 59000 / 100000000" office:value-type="float" office:value="0.00059" calcext:value-type="float">
            <text:p>0.00059</text:p>
          </table:table-cell>
          <table:table-cell table:formula="of:= 73560 / 100000000" office:value-type="float" office:value="0.0007356" calcext:value-type="float">
            <text:p>0.0007356</text:p>
          </table:table-cell>
          <table:table-cell table:formula="of:= 90085 / 100000000" office:value-type="float" office:value="0.00090085" calcext:value-type="float">
            <text:p>0.00090085</text:p>
          </table:table-cell>
          <table:table-cell table:formula="of:= 110240 / 100000000" office:value-type="float" office:value="0.0011024" calcext:value-type="float">
            <text:p>0.0011024</text:p>
          </table:table-cell>
          <table:table-cell table:formula="of:= 133739 / 100000000" office:value-type="float" office:value="0.00133739" calcext:value-type="float">
            <text:p>0.00133739</text:p>
          </table:table-cell>
          <table:table-cell table:formula="of:= 159677 / 100000000" office:value-type="float" office:value="0.00159677" calcext:value-type="float">
            <text:p>0.00159677</text:p>
          </table:table-cell>
          <table:table-cell table:formula="of:= 190916 / 100000000" office:value-type="float" office:value="0.00190916" calcext:value-type="float">
            <text:p>0.00190916</text:p>
          </table:table-cell>
          <table:table-cell table:formula="of:= 226461 / 100000000" office:value-type="float" office:value="0.00226461" calcext:value-type="float">
            <text:p>0.00226461</text:p>
          </table:table-cell>
          <table:table-cell table:formula="of:= 267202 / 100000000" office:value-type="float" office:value="0.00267202" calcext:value-type="float">
            <text:p>0.00267202</text:p>
          </table:table-cell>
          <table:table-cell table:formula="of:= 312014 / 100000000" office:value-type="float" office:value="0.00312014" calcext:value-type="float">
            <text:p>0.00312014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8</text:p>
          </table:table-cell>
          <table:table-cell table:style-name="ce3" table:formula="of:= [.D22] / [.C22]" office:value-type="float" office:value="0.0357142857142857" calcext:value-type="float">
            <text:p>0.035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 1 - [.G22]" office:value-type="float" office:value="0.03615323" calcext:value-type="float">
            <text:p>0.03615323</text:p>
          </table:table-cell>
          <table:table-cell table:style-name="ce5" office:value-type="string" calcext:value-type="string">
            <text:p>Вероятност</text:p>
          </table:table-cell>
          <table:table-cell table:formula="of:= 96384677 / 100000000" office:value-type="float" office:value="0.96384677" calcext:value-type="float">
            <text:p>0.96384677</text:p>
          </table:table-cell>
          <table:table-cell table:formula="of:= 5 / 100000000" office:value-type="float" office:value="0.00000005" calcext:value-type="float">
            <text:p>0.00000005</text:p>
          </table:table-cell>
          <table:table-cell table:formula="of:= 32 / 100000000" office:value-type="float" office:value="0.00000032" calcext:value-type="float">
            <text:p>0.00000032</text:p>
          </table:table-cell>
          <table:table-cell table:formula="of:= 75 / 100000000" office:value-type="float" office:value="0.00000075" calcext:value-type="float">
            <text:p>0.00000075</text:p>
          </table:table-cell>
          <table:table-cell table:formula="of:= 267 / 100000000" office:value-type="float" office:value="0.00000267" calcext:value-type="float">
            <text:p>0.00000267</text:p>
          </table:table-cell>
          <table:table-cell table:formula="of:= 535 / 100000000" office:value-type="float" office:value="0.00000535" calcext:value-type="float">
            <text:p>0.00000535</text:p>
          </table:table-cell>
          <table:table-cell table:formula="of:= 1092 / 100000000" office:value-type="float" office:value="0.00001092" calcext:value-type="float">
            <text:p>0.00001092</text:p>
          </table:table-cell>
          <table:table-cell table:formula="of:= 2080 / 100000000" office:value-type="float" office:value="0.0000208" calcext:value-type="float">
            <text:p>0.0000208</text:p>
          </table:table-cell>
          <table:table-cell table:formula="of:= 3629 / 100000000" office:value-type="float" office:value="0.00003629" calcext:value-type="float">
            <text:p>0.00003629</text:p>
          </table:table-cell>
          <table:table-cell table:formula="of:= 5748 / 100000000" office:value-type="float" office:value="0.00005748" calcext:value-type="float">
            <text:p>0.00005748</text:p>
          </table:table-cell>
          <table:table-cell table:formula="of:= 8740 / 100000000" office:value-type="float" office:value="0.0000874" calcext:value-type="float">
            <text:p>0.0000874</text:p>
          </table:table-cell>
          <table:table-cell table:formula="of:= 13244 / 100000000" office:value-type="float" office:value="0.00013244" calcext:value-type="float">
            <text:p>0.00013244</text:p>
          </table:table-cell>
          <table:table-cell table:formula="of:= 19538 / 100000000" office:value-type="float" office:value="0.00019538" calcext:value-type="float">
            <text:p>0.00019538</text:p>
          </table:table-cell>
          <table:table-cell table:formula="of:= 28320 / 100000000" office:value-type="float" office:value="0.0002832" calcext:value-type="float">
            <text:p>0.0002832</text:p>
          </table:table-cell>
          <table:table-cell table:formula="of:= 38767 / 100000000" office:value-type="float" office:value="0.00038767" calcext:value-type="float">
            <text:p>0.00038767</text:p>
          </table:table-cell>
          <table:table-cell table:formula="of:= 52516 / 100000000" office:value-type="float" office:value="0.00052516" calcext:value-type="float">
            <text:p>0.00052516</text:p>
          </table:table-cell>
          <table:table-cell table:formula="of:= 69438 / 100000000" office:value-type="float" office:value="0.00069438" calcext:value-type="float">
            <text:p>0.00069438</text:p>
          </table:table-cell>
          <table:table-cell table:formula="of:= 91948 / 100000000" office:value-type="float" office:value="0.00091948" calcext:value-type="float">
            <text:p>0.00091948</text:p>
          </table:table-cell>
          <table:table-cell table:formula="of:= 118062 / 100000000" office:value-type="float" office:value="0.00118062" calcext:value-type="float">
            <text:p>0.00118062</text:p>
          </table:table-cell>
          <table:table-cell table:formula="of:= 150894 / 100000000" office:value-type="float" office:value="0.00150894" calcext:value-type="float">
            <text:p>0.00150894</text:p>
          </table:table-cell>
          <table:table-cell table:formula="of:= 191399 / 100000000" office:value-type="float" office:value="0.00191399" calcext:value-type="float">
            <text:p>0.00191399</text:p>
          </table:table-cell>
          <table:table-cell table:formula="of:= 239009 / 100000000" office:value-type="float" office:value="0.00239009" calcext:value-type="float">
            <text:p>0.00239009</text:p>
          </table:table-cell>
          <table:table-cell table:formula="of:= 297382 / 100000000" office:value-type="float" office:value="0.00297382" calcext:value-type="float">
            <text:p>0.00297382</text:p>
          </table:table-cell>
          <table:table-cell table:formula="of:= 361895 / 100000000" office:value-type="float" office:value="0.00361895" calcext:value-type="float">
            <text:p>0.00361895</text:p>
          </table:table-cell>
          <table:table-cell table:formula="of:= 442586 / 100000000" office:value-type="float" office:value="0.00442586" calcext:value-type="float">
            <text:p>0.00442586</text:p>
          </table:table-cell>
          <table:table-cell table:formula="of:= 534463 / 100000000" office:value-type="float" office:value="0.00534463" calcext:value-type="float">
            <text:p>0.00534463</text:p>
          </table:table-cell>
          <table:table-cell table:formula="of:= 641633 / 100000000" office:value-type="float" office:value="0.00641633" calcext:value-type="float">
            <text:p>0.00641633</text:p>
          </table:table-cell>
          <table:table-cell table:formula="of:= 764478 / 100000000" office:value-type="float" office:value="0.00764478" calcext:value-type="float">
            <text:p>0.00764478</text:p>
          </table:table-cell>
          <table:table-cell table:formula="of:= 906236 / 100000000" office:value-type="float" office:value="0.00906236" calcext:value-type="float">
            <text:p>0.00906236</text:p>
          </table:table-cell>
          <table:table-cell table:formula="of:= 1067311 / 100000000" office:value-type="float" office:value="0.01067311" calcext:value-type="float">
            <text:p>0.01067311</text:p>
          </table:table-cell>
          <table:table-cell table:formula="of:= 1251901 / 100000000" office:value-type="float" office:value="0.01251901" calcext:value-type="float">
            <text:p>0.0125190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9</text:p>
          </table:table-cell>
          <table:table-cell table:style-name="ce3" table:formula="of:= [.D23] / [.C23]" office:value-type="float" office:value="0.0119047619047619" calcext:value-type="float">
            <text:p>0.011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 1 - [.G23]" office:value-type="float" office:value="0.0763606100000001" calcext:value-type="float">
            <text:p>0.07636061</text:p>
          </table:table-cell>
          <table:table-cell table:style-name="ce5" office:value-type="string" calcext:value-type="string">
            <text:p>Вероятност</text:p>
          </table:table-cell>
          <table:table-cell table:formula="of:= 92363939 / 100000000" office:value-type="float" office:value="0.92363939" calcext:value-type="float">
            <text:p>0.92363939</text:p>
          </table:table-cell>
          <table:table-cell table:formula="of:= 14 / 100000000" office:value-type="float" office:value="0.00000014" calcext:value-type="float">
            <text:p>0.00000014</text:p>
          </table:table-cell>
          <table:table-cell table:formula="of:= 87 / 100000000" office:value-type="float" office:value="0.00000087" calcext:value-type="float">
            <text:p>0.00000087</text:p>
          </table:table-cell>
          <table:table-cell table:formula="of:= 272 / 100000000" office:value-type="float" office:value="0.00000272" calcext:value-type="float">
            <text:p>0.00000272</text:p>
          </table:table-cell>
          <table:table-cell table:formula="of:= 780 / 100000000" office:value-type="float" office:value="0.0000078" calcext:value-type="float">
            <text:p>0.0000078</text:p>
          </table:table-cell>
          <table:table-cell table:formula="of:= 1707 / 100000000" office:value-type="float" office:value="0.00001707" calcext:value-type="float">
            <text:p>0.00001707</text:p>
          </table:table-cell>
          <table:table-cell table:formula="of:= 3355 / 100000000" office:value-type="float" office:value="0.00003355" calcext:value-type="float">
            <text:p>0.00003355</text:p>
          </table:table-cell>
          <table:table-cell table:formula="of:= 6299 / 100000000" office:value-type="float" office:value="0.00006299" calcext:value-type="float">
            <text:p>0.00006299</text:p>
          </table:table-cell>
          <table:table-cell table:formula="of:= 10789 / 100000000" office:value-type="float" office:value="0.00010789" calcext:value-type="float">
            <text:p>0.00010789</text:p>
          </table:table-cell>
          <table:table-cell table:formula="of:= 17917 / 100000000" office:value-type="float" office:value="0.00017917" calcext:value-type="float">
            <text:p>0.00017917</text:p>
          </table:table-cell>
          <table:table-cell table:formula="of:= 27129 / 100000000" office:value-type="float" office:value="0.00027129" calcext:value-type="float">
            <text:p>0.00027129</text:p>
          </table:table-cell>
          <table:table-cell table:formula="of:= 40359 / 100000000" office:value-type="float" office:value="0.00040359" calcext:value-type="float">
            <text:p>0.00040359</text:p>
          </table:table-cell>
          <table:table-cell table:formula="of:= 59238 / 100000000" office:value-type="float" office:value="0.00059238" calcext:value-type="float">
            <text:p>0.00059238</text:p>
          </table:table-cell>
          <table:table-cell table:formula="of:= 83586 / 100000000" office:value-type="float" office:value="0.00083586" calcext:value-type="float">
            <text:p>0.00083586</text:p>
          </table:table-cell>
          <table:table-cell table:formula="of:= 115440 / 100000000" office:value-type="float" office:value="0.0011544" calcext:value-type="float">
            <text:p>0.0011544</text:p>
          </table:table-cell>
          <table:table-cell table:formula="of:= 157801 / 100000000" office:value-type="float" office:value="0.00157801" calcext:value-type="float">
            <text:p>0.00157801</text:p>
          </table:table-cell>
          <table:table-cell table:formula="of:= 210764 / 100000000" office:value-type="float" office:value="0.00210764" calcext:value-type="float">
            <text:p>0.00210764</text:p>
          </table:table-cell>
          <table:table-cell table:formula="of:= 274544 / 100000000" office:value-type="float" office:value="0.00274544" calcext:value-type="float">
            <text:p>0.00274544</text:p>
          </table:table-cell>
          <table:table-cell table:formula="of:= 356579 / 100000000" office:value-type="float" office:value="0.00356579" calcext:value-type="float">
            <text:p>0.00356579</text:p>
          </table:table-cell>
          <table:table-cell table:formula="of:= 454518 / 100000000" office:value-type="float" office:value="0.00454518" calcext:value-type="float">
            <text:p>0.00454518</text:p>
          </table:table-cell>
          <table:table-cell table:formula="of:= 574707 / 100000000" office:value-type="float" office:value="0.00574707" calcext:value-type="float">
            <text:p>0.00574707</text:p>
          </table:table-cell>
          <table:table-cell table:formula="of:= 717150 / 100000000" office:value-type="float" office:value="0.0071715" calcext:value-type="float">
            <text:p>0.0071715</text:p>
          </table:table-cell>
          <table:table-cell table:formula="of:= 887054 / 100000000" office:value-type="float" office:value="0.00887054" calcext:value-type="float">
            <text:p>0.00887054</text:p>
          </table:table-cell>
          <table:table-cell table:formula="of:= 1085662 / 100000000" office:value-type="float" office:value="0.01085662" calcext:value-type="float">
            <text:p>0.01085662</text:p>
          </table:table-cell>
          <table:table-cell table:formula="of:= 1328757 / 100000000" office:value-type="float" office:value="0.01328757" calcext:value-type="float">
            <text:p>0.01328757</text:p>
          </table:table-cell>
          <table:table-cell table:formula="of:= 1603960 / 100000000" office:value-type="float" office:value="0.0160396" calcext:value-type="float">
            <text:p>0.0160396</text:p>
          </table:table-cell>
          <table:table-cell table:formula="of:= 1917782 / 100000000" office:value-type="float" office:value="0.01917782" calcext:value-type="float">
            <text:p>0.01917782</text:p>
          </table:table-cell>
          <table:table-cell table:formula="of:= 2299068 / 100000000" office:value-type="float" office:value="0.02299068" calcext:value-type="float">
            <text:p>0.02299068</text:p>
          </table:table-cell>
          <table:table-cell table:formula="of:= 2722331 / 100000000" office:value-type="float" office:value="0.02722331" calcext:value-type="float">
            <text:p>0.02722331</text:p>
          </table:table-cell>
          <table:table-cell table:formula="of:= 3207146 / 100000000" office:value-type="float" office:value="0.03207146" calcext:value-type="float">
            <text:p>0.03207146</text:p>
          </table:table-cell>
          <table:table-cell table:formula="of:= 3760922 / 100000000" office:value-type="float" office:value="0.03760922" calcext:value-type="float">
            <text:p>0.0376092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10</text:p>
          </table:table-cell>
          <table:table-cell table:style-name="ce3" table:formula="of:= [.D24] / [.C24]" office:value-type="float" office:value="0.00476190476190476" calcext:value-type="float">
            <text:p>0.0048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formula="of:= 1 - [.G24]" office:value-type="float" office:value="0.13444806" calcext:value-type="float">
            <text:p>0.13444806</text:p>
          </table:table-cell>
          <table:table-cell table:style-name="ce5" office:value-type="string" calcext:value-type="string">
            <text:p>Вероятност</text:p>
          </table:table-cell>
          <table:table-cell table:formula="of:= 86555194 / 100000000" office:value-type="float" office:value="0.86555194" calcext:value-type="float">
            <text:p>0.86555194</text:p>
          </table:table-cell>
          <table:table-cell table:formula="of:= 27 / 100000000" office:value-type="float" office:value="0.00000027" calcext:value-type="float">
            <text:p>0.00000027</text:p>
          </table:table-cell>
          <table:table-cell table:formula="of:= 196 / 100000000" office:value-type="float" office:value="0.00000196" calcext:value-type="float">
            <text:p>0.00000196</text:p>
          </table:table-cell>
          <table:table-cell table:formula="of:= 729 / 100000000" office:value-type="float" office:value="0.00000729" calcext:value-type="float">
            <text:p>0.00000729</text:p>
          </table:table-cell>
          <table:table-cell table:formula="of:= 1880 / 100000000" office:value-type="float" office:value="0.0000188" calcext:value-type="float">
            <text:p>0.0000188</text:p>
          </table:table-cell>
          <table:table-cell table:formula="of:= 4230 / 100000000" office:value-type="float" office:value="0.0000423" calcext:value-type="float">
            <text:p>0.0000423</text:p>
          </table:table-cell>
          <table:table-cell table:formula="of:= 8564 / 100000000" office:value-type="float" office:value="0.00008564" calcext:value-type="float">
            <text:p>0.00008564</text:p>
          </table:table-cell>
          <table:table-cell table:formula="of:= 15783 / 100000000" office:value-type="float" office:value="0.00015783" calcext:value-type="float">
            <text:p>0.00015783</text:p>
          </table:table-cell>
          <table:table-cell table:formula="of:= 26820 / 100000000" office:value-type="float" office:value="0.0002682" calcext:value-type="float">
            <text:p>0.0002682</text:p>
          </table:table-cell>
          <table:table-cell table:formula="of:= 43039 / 100000000" office:value-type="float" office:value="0.00043039" calcext:value-type="float">
            <text:p>0.00043039</text:p>
          </table:table-cell>
          <table:table-cell table:formula="of:= 66922 / 100000000" office:value-type="float" office:value="0.00066922" calcext:value-type="float">
            <text:p>0.00066922</text:p>
          </table:table-cell>
          <table:table-cell table:formula="of:= 101656 / 100000000" office:value-type="float" office:value="0.00101656" calcext:value-type="float">
            <text:p>0.00101656</text:p>
          </table:table-cell>
          <table:table-cell table:formula="of:= 145767 / 100000000" office:value-type="float" office:value="0.00145767" calcext:value-type="float">
            <text:p>0.00145767</text:p>
          </table:table-cell>
          <table:table-cell table:formula="of:= 208014 / 100000000" office:value-type="float" office:value="0.00208014" calcext:value-type="float">
            <text:p>0.00208014</text:p>
          </table:table-cell>
          <table:table-cell table:formula="of:= 288145 / 100000000" office:value-type="float" office:value="0.00288145" calcext:value-type="float">
            <text:p>0.00288145</text:p>
          </table:table-cell>
          <table:table-cell table:formula="of:= 391505 / 100000000" office:value-type="float" office:value="0.00391505" calcext:value-type="float">
            <text:p>0.00391505</text:p>
          </table:table-cell>
          <table:table-cell table:formula="of:= 521997 / 100000000" office:value-type="float" office:value="0.00521997" calcext:value-type="float">
            <text:p>0.00521997</text:p>
          </table:table-cell>
          <table:table-cell table:formula="of:= 687850 / 100000000" office:value-type="float" office:value="0.0068785" calcext:value-type="float">
            <text:p>0.0068785</text:p>
          </table:table-cell>
          <table:table-cell table:formula="of:= 892081 / 100000000" office:value-type="float" office:value="0.00892081" calcext:value-type="float">
            <text:p>0.00892081</text:p>
          </table:table-cell>
          <table:table-cell table:formula="of:= 1122382 / 100000000" office:value-type="float" office:value="0.01122382" calcext:value-type="float">
            <text:p>0.01122382</text:p>
          </table:table-cell>
          <table:table-cell table:formula="of:= 1433929 / 100000000" office:value-type="float" office:value="0.01433929" calcext:value-type="float">
            <text:p>0.01433929</text:p>
          </table:table-cell>
          <table:table-cell table:formula="of:= 1790135 / 100000000" office:value-type="float" office:value="0.01790135" calcext:value-type="float">
            <text:p>0.01790135</text:p>
          </table:table-cell>
          <table:table-cell table:formula="of:= 2224472 / 100000000" office:value-type="float" office:value="0.02224472" calcext:value-type="float">
            <text:p>0.02224472</text:p>
          </table:table-cell>
          <table:table-cell table:formula="of:= 2728188 / 100000000" office:value-type="float" office:value="0.02728188" calcext:value-type="float">
            <text:p>0.02728188</text:p>
          </table:table-cell>
          <table:table-cell table:formula="of:= 3300380 / 100000000" office:value-type="float" office:value="0.0330038" calcext:value-type="float">
            <text:p>0.0330038</text:p>
          </table:table-cell>
          <table:table-cell table:formula="of:= 4004636 / 100000000" office:value-type="float" office:value="0.04004636" calcext:value-type="float">
            <text:p>0.04004636</text:p>
          </table:table-cell>
          <table:table-cell table:formula="of:= 4801263 / 100000000" office:value-type="float" office:value="0.04801263" calcext:value-type="float">
            <text:p>0.04801263</text:p>
          </table:table-cell>
          <table:table-cell table:formula="of:= 5725929 / 100000000" office:value-type="float" office:value="0.05725929" calcext:value-type="float">
            <text:p>0.05725929</text:p>
          </table:table-cell>
          <table:table-cell table:formula="of:= 6791547 / 100000000" office:value-type="float" office:value="0.06791547" calcext:value-type="float">
            <text:p>0.06791547</text:p>
          </table:table-cell>
          <table:table-cell table:formula="of:= 7992888 / 100000000" office:value-type="float" office:value="0.07992888" calcext:value-type="float">
            <text:p>0.07992888</text:p>
          </table:table-cell>
          <table:table-cell table:formula="of:= 9399717 / 100000000" office:value-type="float" office:value="0.09399717" calcext:value-type="float">
            <text:p>0.09399717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Общо RTP%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4:.AK34])" office:value-type="float" office:value="93.873216" calcext:value-type="float">
            <text:p>93.87</text:p>
          </table:table-cell>
          <table:table-cell table:style-name="ce5" office:value-type="string" calcext:value-type="string">
            <text:p>RTP%</text:p>
          </table:table-cell>
          <table:table-cell table:formula="of:= 100 * [.G20] * [.G27] / [.$C20]" office:value-type="float" office:value="0" calcext:value-type="float">
            <text:p>0</text:p>
          </table:table-cell>
          <table:table-cell table:formula="of:= 100 * [.H20] * [.H27] / [.$C20]" office:value-type="float" office:value="0.001" calcext:value-type="float">
            <text:p>0.001</text:p>
          </table:table-cell>
          <table:table-cell table:formula="of:= 100 * [.I20] * [.I27] / [.$C20]" office:value-type="float" office:value="0.09" calcext:value-type="float">
            <text:p>0.09</text:p>
          </table:table-cell>
          <table:table-cell table:formula="of:= 100 * [.J20] * [.J27] / [.$C20]" office:value-type="float" office:value="0.4" calcext:value-type="float">
            <text:p>0.4</text:p>
          </table:table-cell>
          <table:table-cell table:formula="of:= 100 * [.K20] * [.K27] / [.$C20]" office:value-type="float" office:value="0.77" calcext:value-type="float">
            <text:p>0.77</text:p>
          </table:table-cell>
          <table:table-cell table:formula="of:= 100 * [.L20] * [.L27] / [.$C20]" office:value-type="float" office:value="1.02" calcext:value-type="float">
            <text:p>1.02</text:p>
          </table:table-cell>
          <table:table-cell table:formula="of:= 100 * [.M20] * [.M27] / [.$C20]" office:value-type="float" office:value="2.35" calcext:value-type="float">
            <text:p>2.35</text:p>
          </table:table-cell>
          <table:table-cell table:formula="of:= 100 * [.N20] * [.N27] / [.$C20]" office:value-type="float" office:value="2.64" calcext:value-type="float">
            <text:p>2.64</text:p>
          </table:table-cell>
          <table:table-cell table:formula="of:= 100 * [.O20] * [.O27] / [.$C20]" office:value-type="float" office:value="3.75" calcext:value-type="float">
            <text:p>3.75</text:p>
          </table:table-cell>
          <table:table-cell table:formula="of:= 100 * [.P20] * [.P27] / [.$C20]" office:value-type="float" office:value="4.02" calcext:value-type="float">
            <text:p>4.02</text:p>
          </table:table-cell>
          <table:table-cell table:formula="of:= 100 * [.Q20] * [.Q27] / [.$C20]" office:value-type="float" office:value="3.54" calcext:value-type="float">
            <text:p>3.54</text:p>
          </table:table-cell>
          <table:table-cell table:formula="of:= 100 * [.R20] * [.R27] / [.$C20]" office:value-type="float" office:value="4.356" calcext:value-type="float">
            <text:p>4.356</text:p>
          </table:table-cell>
          <table:table-cell table:formula="of:= 100 * [.S20] * [.S27] / [.$C20]" office:value-type="float" office:value="5.32" calcext:value-type="float">
            <text:p>5.32</text:p>
          </table:table-cell>
          <table:table-cell table:formula="of:= 100 * [.T20] * [.T27] / [.$C20]" office:value-type="float" office:value="7.378" calcext:value-type="float">
            <text:p>7.378</text:p>
          </table:table-cell>
          <table:table-cell table:formula="of:= 100 * [.U20] * [.U27] / [.$C20]" office:value-type="float" office:value="8.298" calcext:value-type="float">
            <text:p>8.298</text:p>
          </table:table-cell>
          <table:table-cell table:formula="of:= 100 * [.V20] * [.V27] / [.$C20]" office:value-type="float" office:value="9.015" calcext:value-type="float">
            <text:p>9.015</text:p>
          </table:table-cell>
          <table:table-cell table:formula="of:= 100 * [.W20] * [.W27] / [.$C20]" office:value-type="float" office:value="9.536" calcext:value-type="float">
            <text:p>9.536</text:p>
          </table:table-cell>
          <table:table-cell table:formula="of:= 100 * [.X20] * [.X27] / [.$C20]" office:value-type="float" office:value="9.72" calcext:value-type="float">
            <text:p>9.72</text:p>
          </table:table-cell>
          <table:table-cell table:formula="of:= 100 * [.Y20] * [.Y27] / [.$C20]" office:value-type="float" office:value="8.33" calcext:value-type="float">
            <text:p>8.33</text:p>
          </table:table-cell>
          <table:table-cell table:formula="of:= 100 * [.Z20] * [.Z27] / [.$C20]" office:value-type="float" office:value="5.474" calcext:value-type="float">
            <text:p>5.474</text:p>
          </table:table-cell>
          <table:table-cell table:formula="of:= 100 * [.AA20] * [.AA27] / [.$C20]" office:value-type="float" office:value="3.3705" calcext:value-type="float">
            <text:p>3.3705</text:p>
          </table:table-cell>
          <table:table-cell table:formula="of:= 100 * [.AB20] * [.AB27] / [.$C20]" office:value-type="float" office:value="0.8447" calcext:value-type="float">
            <text:p>0.8447</text:p>
          </table:table-cell>
          <table:table-cell table:formula="of:= 100 * [.AC20] * [.AC27] / [.$C20]" office:value-type="float" office:value="0.783" calcext:value-type="float">
            <text:p>0.783</text:p>
          </table:table-cell>
          <table:table-cell table:formula="of:= 100 * [.AD20] * [.AD27] / [.$C20]" office:value-type="float" office:value="0.64995" calcext:value-type="float">
            <text:p>0.64995</text:p>
          </table:table-cell>
          <table:table-cell table:formula="of:= 100 * [.AE20] * [.AE27] / [.$C20]" office:value-type="float" office:value="0.6278" calcext:value-type="float">
            <text:p>0.6278</text:p>
          </table:table-cell>
          <table:table-cell table:formula="of:= 100 * [.AF20] * [.AF27] / [.$C20]" office:value-type="float" office:value="0.5766" calcext:value-type="float">
            <text:p>0.5766</text:p>
          </table:table-cell>
          <table:table-cell table:formula="of:= 100 * [.AG20] * [.AG27] / [.$C20]" office:value-type="float" office:value="0.4557" calcext:value-type="float">
            <text:p>0.4557</text:p>
          </table:table-cell>
          <table:table-cell table:formula="of:= 100 * [.AH20] * [.AH27] / [.$C20]" office:value-type="float" office:value="0.2734" calcext:value-type="float">
            <text:p>0.2734</text:p>
          </table:table-cell>
          <table:table-cell table:formula="of:= 100 * [.AI20] * [.AI27] / [.$C20]" office:value-type="float" office:value="0.16282" calcext:value-type="float">
            <text:p>0.16282</text:p>
          </table:table-cell>
          <table:table-cell table:formula="of:= 100 * [.AJ20] * [.AJ27] / [.$C20]" office:value-type="float" office:value="0.076132" calcext:value-type="float">
            <text:p>0.076132</text:p>
          </table:table-cell>
          <table:table-cell table:formula="of:= 100 * [.AK20] * [.AK27] / [.$C20]" office:value-type="float" office:value="0.044614" calcext:value-type="float">
            <text:p>0.044614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5:.AK35])" office:value-type="float" office:value="94.222849" calcext:value-type="float">
            <text:p>94.22</text:p>
          </table:table-cell>
          <table:table-cell table:style-name="ce5" office:value-type="string" calcext:value-type="string">
            <text:p>RTP%</text:p>
          </table:table-cell>
          <table:table-cell table:formula="of:= 100 * [.G21] * [.G28] / [.$C21]" office:value-type="float" office:value="0" calcext:value-type="float">
            <text:p>0</text:p>
          </table:table-cell>
          <table:table-cell table:formula="of:= 100 * [.H21] * [.H28] / [.$C21]" office:value-type="float" office:value="0.00142857142857143" calcext:value-type="float">
            <text:p>0.0014285714</text:p>
          </table:table-cell>
          <table:table-cell table:formula="of:= 100 * [.I21] * [.I28] / [.$C21]" office:value-type="float" office:value="0.102857142857143" calcext:value-type="float">
            <text:p>0.1028571429</text:p>
          </table:table-cell>
          <table:table-cell table:formula="of:= 100 * [.J21] * [.J28] / [.$C21]" office:value-type="float" office:value="0.274285714285714" calcext:value-type="float">
            <text:p>0.2742857143</text:p>
          </table:table-cell>
          <table:table-cell table:formula="of:= 100 * [.K21] * [.K28] / [.$C21]" office:value-type="float" office:value="0.76" calcext:value-type="float">
            <text:p>0.76</text:p>
          </table:table-cell>
          <table:table-cell table:formula="of:= 100 * [.L21] * [.L28] / [.$C21]" office:value-type="float" office:value="1.13142857142857" calcext:value-type="float">
            <text:p>1.1314285714</text:p>
          </table:table-cell>
          <table:table-cell table:formula="of:= 100 * [.M21] * [.M28] / [.$C21]" office:value-type="float" office:value="1.99285714285714" calcext:value-type="float">
            <text:p>1.9928571429</text:p>
          </table:table-cell>
          <table:table-cell table:formula="of:= 100 * [.N21] * [.N28] / [.$C21]" office:value-type="float" office:value="2.65714285714286" calcext:value-type="float">
            <text:p>2.6571428571</text:p>
          </table:table-cell>
          <table:table-cell table:formula="of:= 100 * [.O21] * [.O28] / [.$C21]" office:value-type="float" office:value="3.86571428571429" calcext:value-type="float">
            <text:p>3.8657142857</text:p>
          </table:table-cell>
          <table:table-cell table:formula="of:= 100 * [.P21] * [.P28] / [.$C21]" office:value-type="float" office:value="4.19142857142857" calcext:value-type="float">
            <text:p>4.1914285714</text:p>
          </table:table-cell>
          <table:table-cell table:formula="of:= 100 * [.Q21] * [.Q28] / [.$C21]" office:value-type="float" office:value="3.15857142857143" calcext:value-type="float">
            <text:p>3.1585714286</text:p>
          </table:table-cell>
          <table:table-cell table:formula="of:= 100 * [.R21] * [.R28] / [.$C21]" office:value-type="float" office:value="4.29042857142857" calcext:value-type="float">
            <text:p>4.2904285714</text:p>
          </table:table-cell>
          <table:table-cell table:formula="of:= 100 * [.S21] * [.S28] / [.$C21]" office:value-type="float" office:value="5.71771428571429" calcext:value-type="float">
            <text:p>5.7177142857</text:p>
          </table:table-cell>
          <table:table-cell table:formula="of:= 100 * [.T21] * [.T28] / [.$C21]" office:value-type="float" office:value="6.969" calcext:value-type="float">
            <text:p>6.969</text:p>
          </table:table-cell>
          <table:table-cell table:formula="of:= 100 * [.U21] * [.U28] / [.$C21]" office:value-type="float" office:value="8.22771428571429" calcext:value-type="float">
            <text:p>8.2277142857</text:p>
          </table:table-cell>
          <table:table-cell table:formula="of:= 100 * [.V21] * [.V28] / [.$C21]" office:value-type="float" office:value="9.32785714285714" calcext:value-type="float">
            <text:p>9.3278571429</text:p>
          </table:table-cell>
          <table:table-cell table:formula="of:= 100 * [.W21] * [.W28] / [.$C21]" office:value-type="float" office:value="10.0931428571429" calcext:value-type="float">
            <text:p>10.0931428571</text:p>
          </table:table-cell>
          <table:table-cell table:formula="of:= 100 * [.X21] * [.X28] / [.$C21]" office:value-type="float" office:value="9.75085714285714" calcext:value-type="float">
            <text:p>9.7508571429</text:p>
          </table:table-cell>
          <table:table-cell table:formula="of:= 100 * [.Y21] * [.Y28] / [.$C21]" office:value-type="float" office:value="8.43314285714286" calcext:value-type="float">
            <text:p>8.4331428571</text:p>
          </table:table-cell>
          <table:table-cell table:formula="of:= 100 * [.Z21] * [.Z28] / [.$C21]" office:value-type="float" office:value="5.38928571428571" calcext:value-type="float">
            <text:p>5.3892857143</text:p>
          </table:table-cell>
          <table:table-cell table:formula="of:= 100 * [.AA21] * [.AA28] / [.$C21]" office:value-type="float" office:value="3.39878571428571" calcext:value-type="float">
            <text:p>3.3987857143</text:p>
          </table:table-cell>
          <table:table-cell table:formula="of:= 100 * [.AB21] * [.AB28] / [.$C21]" office:value-type="float" office:value="0.842857142857143" calcext:value-type="float">
            <text:p>0.8428571429</text:p>
          </table:table-cell>
          <table:table-cell table:formula="of:= 100 * [.AC21] * [.AC28] / [.$C21]" office:value-type="float" office:value="0.788142857142857" calcext:value-type="float">
            <text:p>0.7881428571</text:p>
          </table:table-cell>
          <table:table-cell table:formula="of:= 100 * [.AD21] * [.AD28] / [.$C21]" office:value-type="float" office:value="0.643464285714286" calcext:value-type="float">
            <text:p>0.6434642857</text:p>
          </table:table-cell>
          <table:table-cell table:formula="of:= 100 * [.AE21] * [.AE28] / [.$C21]" office:value-type="float" office:value="0.629942857142857" calcext:value-type="float">
            <text:p>0.6299428571</text:p>
          </table:table-cell>
          <table:table-cell table:formula="of:= 100 * [.AF21] * [.AF28] / [.$C21]" office:value-type="float" office:value="0.573167142857143" calcext:value-type="float">
            <text:p>0.5731671429</text:p>
          </table:table-cell>
          <table:table-cell table:formula="of:= 100 * [.AG21] * [.AG28] / [.$C21]" office:value-type="float" office:value="0.45622" calcext:value-type="float">
            <text:p>0.45622</text:p>
          </table:table-cell>
          <table:table-cell table:formula="of:= 100 * [.AH21] * [.AH28] / [.$C21]" office:value-type="float" office:value="0.272737142857143" calcext:value-type="float">
            <text:p>0.2727371429</text:p>
          </table:table-cell>
          <table:table-cell table:formula="of:= 100 * [.AI21] * [.AI28] / [.$C21]" office:value-type="float" office:value="0.161757857142857" calcext:value-type="float">
            <text:p>0.1617578571</text:p>
          </table:table-cell>
          <table:table-cell table:formula="of:= 100 * [.AJ21] * [.AJ28] / [.$C21]" office:value-type="float" office:value="0.0763434285714286" calcext:value-type="float">
            <text:p>0.0763434286</text:p>
          </table:table-cell>
          <table:table-cell table:formula="of:= 100 * [.AK21] * [.AK28] / [.$C21]" office:value-type="float" office:value="0.0445734285714286" calcext:value-type="float">
            <text:p>0.0445734286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6:.AK36])" office:value-type="float" office:value="94.3166883214285" calcext:value-type="float">
            <text:p>94.32</text:p>
          </table:table-cell>
          <table:table-cell table:style-name="ce5" office:value-type="string" calcext:value-type="string">
            <text:p>RTP%</text:p>
          </table:table-cell>
          <table:table-cell table:formula="of:= 100 * [.G22] * [.G29] / [.$C22]" office:value-type="float" office:value="0" calcext:value-type="float">
            <text:p>0</text:p>
          </table:table-cell>
          <table:table-cell table:formula="of:= 100 * [.H22] * [.H29] / [.$C22]" office:value-type="float" office:value="0.0178571428571429" calcext:value-type="float">
            <text:p>0.0178571429</text:p>
          </table:table-cell>
          <table:table-cell table:formula="of:= 100 * [.I22] * [.I29] / [.$C22]" office:value-type="float" office:value="0.102857142857143" calcext:value-type="float">
            <text:p>0.1028571429</text:p>
          </table:table-cell>
          <table:table-cell table:formula="of:= 100 * [.J22] * [.J29] / [.$C22]" office:value-type="float" office:value="0.214285714285714" calcext:value-type="float">
            <text:p>0.2142857143</text:p>
          </table:table-cell>
          <table:table-cell table:formula="of:= 100 * [.K22] * [.K29] / [.$C22]" office:value-type="float" office:value="0.6675" calcext:value-type="float">
            <text:p>0.6675</text:p>
          </table:table-cell>
          <table:table-cell table:formula="of:= 100 * [.L22] * [.L29] / [.$C22]" office:value-type="float" office:value="1.14642857142857" calcext:value-type="float">
            <text:p>1.1464285714</text:p>
          </table:table-cell>
          <table:table-cell table:formula="of:= 100 * [.M22] * [.M29] / [.$C22]" office:value-type="float" office:value="1.95" calcext:value-type="float">
            <text:p>1.95</text:p>
          </table:table-cell>
          <table:table-cell table:formula="of:= 100 * [.N22] * [.N29] / [.$C22]" office:value-type="float" office:value="2.97142857142857" calcext:value-type="float">
            <text:p>2.9714285714</text:p>
          </table:table-cell>
          <table:table-cell table:formula="of:= 100 * [.O22] * [.O29] / [.$C22]" office:value-type="float" office:value="3.88821428571429" calcext:value-type="float">
            <text:p>3.8882142857</text:p>
          </table:table-cell>
          <table:table-cell table:formula="of:= 100 * [.P22] * [.P29] / [.$C22]" office:value-type="float" office:value="4.10571428571429" calcext:value-type="float">
            <text:p>4.1057142857</text:p>
          </table:table-cell>
          <table:table-cell table:formula="of:= 100 * [.Q22] * [.Q29] / [.$C22]" office:value-type="float" office:value="3.12142857142857" calcext:value-type="float">
            <text:p>3.1214285714</text:p>
          </table:table-cell>
          <table:table-cell table:formula="of:= 100 * [.R22] * [.R29] / [.$C22]" office:value-type="float" office:value="4.257" calcext:value-type="float">
            <text:p>4.257</text:p>
          </table:table-cell>
          <table:table-cell table:formula="of:= 100 * [.S22] * [.S29] / [.$C22]" office:value-type="float" office:value="5.58228571428572" calcext:value-type="float">
            <text:p>5.5822857143</text:p>
          </table:table-cell>
          <table:table-cell table:formula="of:= 100 * [.T22] * [.T29] / [.$C22]" office:value-type="float" office:value="7.08" calcext:value-type="float">
            <text:p>7.08</text:p>
          </table:table-cell>
          <table:table-cell table:formula="of:= 100 * [.U22] * [.U29] / [.$C22]" office:value-type="float" office:value="8.30721428571429" calcext:value-type="float">
            <text:p>8.3072142857</text:p>
          </table:table-cell>
          <table:table-cell table:formula="of:= 100 * [.V22] * [.V29] / [.$C22]" office:value-type="float" office:value="9.37785714285714" calcext:value-type="float">
            <text:p>9.3778571429</text:p>
          </table:table-cell>
          <table:table-cell table:formula="of:= 100 * [.W22] * [.W29] / [.$C22]" office:value-type="float" office:value="9.91971428571429" calcext:value-type="float">
            <text:p>9.9197142857</text:p>
          </table:table-cell>
          <table:table-cell table:formula="of:= 100 * [.X22] * [.X29] / [.$C22]" office:value-type="float" office:value="9.85157142857143" calcext:value-type="float">
            <text:p>9.8515714286</text:p>
          </table:table-cell>
          <table:table-cell table:formula="of:= 100 * [.Y22] * [.Y29] / [.$C22]" office:value-type="float" office:value="8.433" calcext:value-type="float">
            <text:p>8.433</text:p>
          </table:table-cell>
          <table:table-cell table:formula="of:= 100 * [.Z22] * [.Z29] / [.$C22]" office:value-type="float" office:value="5.38907142857143" calcext:value-type="float">
            <text:p>5.3890714286</text:p>
          </table:table-cell>
          <table:table-cell table:formula="of:= 100 * [.AA22] * [.AA29] / [.$C22]" office:value-type="float" office:value="3.41783928571429" calcext:value-type="float">
            <text:p>3.4178392857</text:p>
          </table:table-cell>
          <table:table-cell table:formula="of:= 100 * [.AB22] * [.AB29] / [.$C22]" office:value-type="float" office:value="0.853603571428571" calcext:value-type="float">
            <text:p>0.8536035714</text:p>
          </table:table-cell>
          <table:table-cell table:formula="of:= 100 * [.AC22] * [.AC29] / [.$C22]" office:value-type="float" office:value="0.796558928571429" calcext:value-type="float">
            <text:p>0.7965589286</text:p>
          </table:table-cell>
          <table:table-cell table:formula="of:= 100 * [.AD22] * [.AD29] / [.$C22]" office:value-type="float" office:value="0.646241071428571" calcext:value-type="float">
            <text:p>0.6462410714</text:p>
          </table:table-cell>
          <table:table-cell table:formula="of:= 100 * [.AE22] * [.AE29] / [.$C22]" office:value-type="float" office:value="0.632265714285714" calcext:value-type="float">
            <text:p>0.6322657143</text:p>
          </table:table-cell>
          <table:table-cell table:formula="of:= 100 * [.AF22] * [.AF29] / [.$C22]" office:value-type="float" office:value="0.572638928571428" calcext:value-type="float">
            <text:p>0.5726389286</text:p>
          </table:table-cell>
          <table:table-cell table:formula="of:= 100 * [.AG22] * [.AG29] / [.$C22]" office:value-type="float" office:value="0.458309285714286" calcext:value-type="float">
            <text:p>0.4583092857</text:p>
          </table:table-cell>
          <table:table-cell table:formula="of:= 100 * [.AH22] * [.AH29] / [.$C22]" office:value-type="float" office:value="0.273027857142857" calcext:value-type="float">
            <text:p>0.2730278571</text:p>
          </table:table-cell>
          <table:table-cell table:formula="of:= 100 * [.AI22] * [.AI29] / [.$C22]" office:value-type="float" office:value="0.161827857142857" calcext:value-type="float">
            <text:p>0.1618278571</text:p>
          </table:table-cell>
          <table:table-cell table:formula="of:= 100 * [.AJ22] * [.AJ29] / [.$C22]" office:value-type="float" office:value="0.0762365" calcext:value-type="float">
            <text:p>0.0762365</text:p>
          </table:table-cell>
          <table:table-cell table:formula="of:= 100 * [.AK22] * [.AK29] / [.$C22]" office:value-type="float" office:value="0.04471075" calcext:value-type="float">
            <text:p>0.0447107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7:.AK37])" office:value-type="float" office:value="94.8279633214286" calcext:value-type="float">
            <text:p>94.83</text:p>
          </table:table-cell>
          <table:table-cell table:style-name="ce5" office:value-type="string" calcext:value-type="string">
            <text:p>RTP%</text:p>
          </table:table-cell>
          <table:table-cell table:formula="of:= 100 * [.G23] * [.G30] / [.$C23]" office:value-type="float" office:value="0" calcext:value-type="float">
            <text:p>0</text:p>
          </table:table-cell>
          <table:table-cell table:formula="of:= 100 * [.H23] * [.H30] / [.$C23]" office:value-type="float" office:value="0.0166666666666667" calcext:value-type="float">
            <text:p>0.0166666667</text:p>
          </table:table-cell>
          <table:table-cell table:formula="of:= 100 * [.I23] * [.I30] / [.$C23]" office:value-type="float" office:value="0.0932142857142857" calcext:value-type="float">
            <text:p>0.0932142857</text:p>
          </table:table-cell>
          <table:table-cell table:formula="of:= 100 * [.J23] * [.J30] / [.$C23]" office:value-type="float" office:value="0.259047619047619" calcext:value-type="float">
            <text:p>0.259047619</text:p>
          </table:table-cell>
          <table:table-cell table:formula="of:= 100 * [.K23] * [.K30] / [.$C23]" office:value-type="float" office:value="0.65" calcext:value-type="float">
            <text:p>0.65</text:p>
          </table:table-cell>
          <table:table-cell table:formula="of:= 100 * [.L23] * [.L30] / [.$C23]" office:value-type="float" office:value="1.21928571428571" calcext:value-type="float">
            <text:p>1.2192857143</text:p>
          </table:table-cell>
          <table:table-cell table:formula="of:= 100 * [.M23] * [.M30] / [.$C23]" office:value-type="float" office:value="1.99702380952381" calcext:value-type="float">
            <text:p>1.9970238095</text:p>
          </table:table-cell>
          <table:table-cell table:formula="of:= 100 * [.N23] * [.N30] / [.$C23]" office:value-type="float" office:value="2.99952380952381" calcext:value-type="float">
            <text:p>2.9995238095</text:p>
          </table:table-cell>
          <table:table-cell table:formula="of:= 100 * [.O23] * [.O30] / [.$C23]" office:value-type="float" office:value="3.85321428571429" calcext:value-type="float">
            <text:p>3.8532142857</text:p>
          </table:table-cell>
          <table:table-cell table:formula="of:= 100 * [.P23] * [.P30] / [.$C23]" office:value-type="float" office:value="4.26595238095238" calcext:value-type="float">
            <text:p>4.265952381</text:p>
          </table:table-cell>
          <table:table-cell table:formula="of:= 100 * [.Q23] * [.Q30] / [.$C23]" office:value-type="float" office:value="3.22964285714286" calcext:value-type="float">
            <text:p>3.2296428571</text:p>
          </table:table-cell>
          <table:table-cell table:formula="of:= 100 * [.R23] * [.R30] / [.$C23]" office:value-type="float" office:value="4.32417857142857" calcext:value-type="float">
            <text:p>4.3241785714</text:p>
          </table:table-cell>
          <table:table-cell table:formula="of:= 100 * [.S23] * [.S30] / [.$C23]" office:value-type="float" office:value="5.64171428571429" calcext:value-type="float">
            <text:p>5.6417142857</text:p>
          </table:table-cell>
          <table:table-cell table:formula="of:= 100 * [.T23] * [.T30] / [.$C23]" office:value-type="float" office:value="6.9655" calcext:value-type="float">
            <text:p>6.9655</text:p>
          </table:table-cell>
          <table:table-cell table:formula="of:= 100 * [.U23] * [.U30] / [.$C23]" office:value-type="float" office:value="8.24571428571429" calcext:value-type="float">
            <text:p>8.2457142857</text:p>
          </table:table-cell>
          <table:table-cell table:formula="of:= 100 * [.V23] * [.V30] / [.$C23]" office:value-type="float" office:value="9.39291666666667" calcext:value-type="float">
            <text:p>9.3929166667</text:p>
          </table:table-cell>
          <table:table-cell table:formula="of:= 100 * [.W23] * [.W30] / [.$C23]" office:value-type="float" office:value="10.036380952381" calcext:value-type="float">
            <text:p>10.0363809524</text:p>
          </table:table-cell>
          <table:table-cell table:formula="of:= 100 * [.X23] * [.X30] / [.$C23]" office:value-type="float" office:value="9.80514285714286" calcext:value-type="float">
            <text:p>9.8051428571</text:p>
          </table:table-cell>
          <table:table-cell table:formula="of:= 100 * [.Y23] * [.Y30] / [.$C23]" office:value-type="float" office:value="8.48997619047619" calcext:value-type="float">
            <text:p>8.4899761905</text:p>
          </table:table-cell>
          <table:table-cell table:formula="of:= 100 * [.Z23] * [.Z30] / [.$C23]" office:value-type="float" office:value="5.41092857142857" calcext:value-type="float">
            <text:p>5.4109285714</text:p>
          </table:table-cell>
          <table:table-cell table:formula="of:= 100 * [.AA23] * [.AA30] / [.$C23]" office:value-type="float" office:value="3.420875" calcext:value-type="float">
            <text:p>3.420875</text:p>
          </table:table-cell>
          <table:table-cell table:formula="of:= 100 * [.AB23] * [.AB30] / [.$C23]" office:value-type="float" office:value="0.85375" calcext:value-type="float">
            <text:p>0.85375</text:p>
          </table:table-cell>
          <table:table-cell table:formula="of:= 100 * [.AC23] * [.AC30] / [.$C23]" office:value-type="float" office:value="0.7920125" calcext:value-type="float">
            <text:p>0.7920125</text:p>
          </table:table-cell>
          <table:table-cell table:formula="of:= 100 * [.AD23] * [.AD30] / [.$C23]" office:value-type="float" office:value="0.646227380952381" calcext:value-type="float">
            <text:p>0.646227381</text:p>
          </table:table-cell>
          <table:table-cell table:formula="of:= 100 * [.AE23] * [.AE30] / [.$C23]" office:value-type="float" office:value="0.632741428571429" calcext:value-type="float">
            <text:p>0.6327414286</text:p>
          </table:table-cell>
          <table:table-cell table:formula="of:= 100 * [.AF23] * [.AF30] / [.$C23]" office:value-type="float" office:value="0.572842857142857" calcext:value-type="float">
            <text:p>0.5728428571</text:p>
          </table:table-cell>
          <table:table-cell table:formula="of:= 100 * [.AG23] * [.AG30] / [.$C23]" office:value-type="float" office:value="0.456614761904762" calcext:value-type="float">
            <text:p>0.4566147619</text:p>
          </table:table-cell>
          <table:table-cell table:formula="of:= 100 * [.AH23] * [.AH30] / [.$C23]" office:value-type="float" office:value="0.273698571428571" calcext:value-type="float">
            <text:p>0.2736985714</text:p>
          </table:table-cell>
          <table:table-cell table:formula="of:= 100 * [.AI23] * [.AI30] / [.$C23]" office:value-type="float" office:value="0.162043511904762" calcext:value-type="float">
            <text:p>0.1620435119</text:p>
          </table:table-cell>
          <table:table-cell table:formula="of:= 100 * [.AJ23] * [.AJ30] / [.$C23]" office:value-type="float" office:value="0.0763606190476191" calcext:value-type="float">
            <text:p>0.076360619</text:p>
          </table:table-cell>
          <table:table-cell table:formula="of:= 100 * [.AK23] * [.AK30] / [.$C23]" office:value-type="float" office:value="0.044772880952381" calcext:value-type="float">
            <text:p>0.044772881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8:.AK38])" office:value-type="float" office:value="94.303808847619" calcext:value-type="float">
            <text:p>94.30</text:p>
          </table:table-cell>
          <table:table-cell table:style-name="ce5" office:value-type="string" calcext:value-type="string">
            <text:p>RTP%</text:p>
          </table:table-cell>
          <table:table-cell table:formula="of:= 100 * [.G24] * [.G31] / [.$C24]" office:value-type="float" office:value="0" calcext:value-type="float">
            <text:p>0</text:p>
          </table:table-cell>
          <table:table-cell table:formula="of:= 100 * [.H24] * [.H31] / [.$C24]" office:value-type="float" office:value="0.0128571428571429" calcext:value-type="float">
            <text:p>0.0128571429</text:p>
          </table:table-cell>
          <table:table-cell table:formula="of:= 100 * [.I24] * [.I31] / [.$C24]" office:value-type="float" office:value="0.084" calcext:value-type="float">
            <text:p>0.084</text:p>
          </table:table-cell>
          <table:table-cell table:formula="of:= 100 * [.J24] * [.J31] / [.$C24]" office:value-type="float" office:value="0.277714285714286" calcext:value-type="float">
            <text:p>0.2777142857</text:p>
          </table:table-cell>
          <table:table-cell table:formula="of:= 100 * [.K24] * [.K31] / [.$C24]" office:value-type="float" office:value="0.626666666666667" calcext:value-type="float">
            <text:p>0.6266666667</text:p>
          </table:table-cell>
          <table:table-cell table:formula="of:= 100 * [.L24] * [.L31] / [.$C24]" office:value-type="float" office:value="1.20857142857143" calcext:value-type="float">
            <text:p>1.2085714286</text:p>
          </table:table-cell>
          <table:table-cell table:formula="of:= 100 * [.M24] * [.M31] / [.$C24]" office:value-type="float" office:value="2.03904761904762" calcext:value-type="float">
            <text:p>2.039047619</text:p>
          </table:table-cell>
          <table:table-cell table:formula="of:= 100 * [.N24] * [.N31] / [.$C24]" office:value-type="float" office:value="3.00628571428571" calcext:value-type="float">
            <text:p>3.0062857143</text:p>
          </table:table-cell>
          <table:table-cell table:formula="of:= 100 * [.O24] * [.O31] / [.$C24]" office:value-type="float" office:value="3.83142857142857" calcext:value-type="float">
            <text:p>3.8314285714</text:p>
          </table:table-cell>
          <table:table-cell table:formula="of:= 100 * [.P24] * [.P31] / [.$C24]" office:value-type="float" office:value="4.09895238095238" calcext:value-type="float">
            <text:p>4.098952381</text:p>
          </table:table-cell>
          <table:table-cell table:formula="of:= 100 * [.Q24] * [.Q31] / [.$C24]" office:value-type="float" office:value="3.1867619047619" calcext:value-type="float">
            <text:p>3.1867619048</text:p>
          </table:table-cell>
          <table:table-cell table:formula="of:= 100 * [.R24] * [.R31] / [.$C24]" office:value-type="float" office:value="4.35668571428571" calcext:value-type="float">
            <text:p>4.3566857143</text:p>
          </table:table-cell>
          <table:table-cell table:formula="of:= 100 * [.S24] * [.S31] / [.$C24]" office:value-type="float" office:value="5.55302857142857" calcext:value-type="float">
            <text:p>5.5530285714</text:p>
          </table:table-cell>
          <table:table-cell table:formula="of:= 100 * [.T24] * [.T31] / [.$C24]" office:value-type="float" office:value="6.9338" calcext:value-type="float">
            <text:p>6.9338</text:p>
          </table:table-cell>
          <table:table-cell table:formula="of:= 100 * [.U24] * [.U31] / [.$C24]" office:value-type="float" office:value="8.23271428571429" calcext:value-type="float">
            <text:p>8.2327142857</text:p>
          </table:table-cell>
          <table:table-cell table:formula="of:= 100 * [.V24] * [.V31] / [.$C24]" office:value-type="float" office:value="9.32154761904762" calcext:value-type="float">
            <text:p>9.321547619</text:p>
          </table:table-cell>
          <table:table-cell table:formula="of:= 100 * [.W24] * [.W31] / [.$C24]" office:value-type="float" office:value="9.9428" calcext:value-type="float">
            <text:p>9.9428</text:p>
          </table:table-cell>
          <table:table-cell table:formula="of:= 100 * [.X24] * [.X31] / [.$C24]" office:value-type="float" office:value="9.82642857142857" calcext:value-type="float">
            <text:p>9.8264285714</text:p>
          </table:table-cell>
          <table:table-cell table:formula="of:= 100 * [.Y24] * [.Y31] / [.$C24]" office:value-type="float" office:value="8.49600952380952" calcext:value-type="float">
            <text:p>8.4960095238</text:p>
          </table:table-cell>
          <table:table-cell table:formula="of:= 100 * [.Z24] * [.Z31] / [.$C24]" office:value-type="float" office:value="5.34467619047619" calcext:value-type="float">
            <text:p>5.3446761905</text:p>
          </table:table-cell>
          <table:table-cell table:formula="of:= 100 * [.AA24] * [.AA31] / [.$C24]" office:value-type="float" office:value="3.41411666666667" calcext:value-type="float">
            <text:p>3.4141166667</text:p>
          </table:table-cell>
          <table:table-cell table:formula="of:= 100 * [.AB24] * [.AB31] / [.$C24]" office:value-type="float" office:value="0.852445238095238" calcext:value-type="float">
            <text:p>0.8524452381</text:p>
          </table:table-cell>
          <table:table-cell table:formula="of:= 100 * [.AC24] * [.AC31] / [.$C24]" office:value-type="float" office:value="0.794454285714286" calcext:value-type="float">
            <text:p>0.7944542857</text:p>
          </table:table-cell>
          <table:table-cell table:formula="of:= 100 * [.AD24] * [.AD31] / [.$C24]" office:value-type="float" office:value="0.649568571428572" calcext:value-type="float">
            <text:p>0.6495685714</text:p>
          </table:table-cell>
          <table:table-cell table:formula="of:= 100 * [.AE24] * [.AE31] / [.$C24]" office:value-type="float" office:value="0.628643809523809" calcext:value-type="float">
            <text:p>0.6286438095</text:p>
          </table:table-cell>
          <table:table-cell table:formula="of:= 100 * [.AF24] * [.AF31] / [.$C24]" office:value-type="float" office:value="0.572090857142857" calcext:value-type="float">
            <text:p>0.5720908571</text:p>
          </table:table-cell>
          <table:table-cell table:formula="of:= 100 * [.AG24] * [.AG31] / [.$C24]" office:value-type="float" office:value="0.457263142857143" calcext:value-type="float">
            <text:p>0.4572631429</text:p>
          </table:table-cell>
          <table:table-cell table:formula="of:= 100 * [.AH24] * [.AH31] / [.$C24]" office:value-type="float" office:value="0.272663285714286" calcext:value-type="float">
            <text:p>0.2726632857</text:p>
          </table:table-cell>
          <table:table-cell table:formula="of:= 100 * [.AI24] * [.AI31] / [.$C24]" office:value-type="float" office:value="0.1617035" calcext:value-type="float">
            <text:p>0.1617035</text:p>
          </table:table-cell>
          <table:table-cell table:formula="of:= 100 * [.AJ24] * [.AJ31] / [.$C24]" office:value-type="float" office:value="0.0761227428571428" calcext:value-type="float">
            <text:p>0.0761227429</text:p>
          </table:table-cell>
          <table:table-cell table:formula="of:= 100 * [.AK24] * [.AK31] / [.$C24]" office:value-type="float" office:value="0.0447605571428572" calcext:value-type="float">
            <text:p>0.0447605571</text:p>
          </table:table-cell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2:40:50.0602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42:42.590296163</meta:creation-date>
    <meta:generator>LibreOffice/5.1.6.2$MacOSX_X86_64 LibreOffice_project/07ac168c60a517dba0f0d7bc7540f5afa45f0909</meta:generator>
    <dc:date>2017-08-10T12:43:07.221203000</dc:date>
    <meta:editing-duration>PT7H53M20S</meta:editing-duration>
    <meta:editing-cycles>133</meta:editing-cycles>
    <meta:document-statistic meta:table-count="1" meta:cell-count="682" meta:object-count="0"/>
  </office:meta>
</office:document-meta>
</file>